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AwamiNastaliq Alpha2Plus" svg:font-family="'AwamiNastaliq Alpha2Plus'" style:font-pitch="variable"/>
    <style:font-face style:name="AwamiNastaliq Alpha2Plus:agca=0" svg:font-family="'AwamiNastaliq Alpha2Plus:agca=0'" style:font-pitch="variable"/>
    <style:font-face style:name="AwamiNastaliq Alpha2Plus:agca=1" svg:font-family="'AwamiNastaliq Alpha2Plus:agca=1'" style:font-pitch="variable"/>
    <style:font-face style:name="AwamiNastaliq Alpha2Plus:cv78=2" svg:font-family="'AwamiNastaliq Alpha2Plus:cv78=2'" style:font-pitch="variable"/>
    <style:font-face style:name="AwamiNastaliq Alpha2Plus:dbgf=1" svg:font-family="'AwamiNastaliq Alpha2Plus:dbgf=1'" style:font-pitch="variable"/>
    <style:font-face style:name="AwamiNastaliq Alpha2Plus:hedo=1" svg:font-family="'AwamiNastaliq Alpha2Plus:hedo=1'" style:font-pitch="variable"/>
    <style:font-face style:name="AwamiNastaliq Alpha2Plus:hehk=0" svg:font-family="'AwamiNastaliq Alpha2Plus:hehk=0'" style:font-pitch="variable"/>
    <style:font-face style:name="AwamiNastaliq Alpha2Plus:hehk=1" svg:font-family="'AwamiNastaliq Alpha2Plus:hehk=1'" style:font-pitch="variable"/>
    <style:font-face style:name="AwamiNastaliq Alpha2Plus:invs=1" svg:font-family="'AwamiNastaliq Alpha2Plus:invs=1'" style:font-pitch="variable"/>
    <style:font-face style:name="AwamiNastaliq Alpha2Plus:wdsp=0" svg:font-family="'AwamiNastaliq Alpha2Plus:wdsp=0'" style:font-pitch="variable"/>
    <style:font-face style:name="AwamiNastaliq Alpha2Plus:wdsp=1" svg:font-family="'AwamiNastaliq Alpha2Plus:wdsp=1'" style:font-pitch="variable"/>
    <style:font-face style:name="AwamiNastaliq Alpha2Plus:wdsp=2" svg:font-family="'AwamiNastaliq Alpha2Plus:wdsp=2'" style:font-pitch="variable"/>
    <style:font-face style:name="AwamiNastaliq Alpha2Plus:wdsp=3" svg:font-family="'AwamiNastaliq Alpha2Plus:wdsp=3'" style:font-pitch="variable"/>
    <style:font-face style:name="AwamiNastaliq Alpha2Plus:wdsp=4" svg:font-family="'AwamiNastaliq Alpha2Plus: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2507in" fo:keep-together="auto"/>
    </style:style>
    <style:style style:name="Table1.15" style:family="table-row">
      <style:table-row-properties style:min-row-height="1.6444in" fo:keep-together="auto"/>
    </style:style>
    <style:style style:name="Table2" style:family="table">
      <style:table-properties style:width="4.8639in" table:align="left" style:writing-mode="lr-tb"/>
    </style:style>
    <style:style style:name="Table2.A" style:family="table-column">
      <style:table-column-properties style:column-width="3.2188in"/>
    </style:style>
    <style:style style:name="Table2.B" style:family="table-column">
      <style:table-column-properties style:column-width="1.6451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text-properties officeooo:rsid="001d7b04" officeooo:paragraph-rsid="002601fb"/>
    </style:style>
    <style:style style:name="P14" style:family="paragraph" style:parent-style-name="Standard">
      <style:text-properties officeooo:rsid="001d7b04" officeooo:paragraph-rsid="00267d79"/>
    </style:style>
    <style:style style:name="P15" style:family="paragraph" style:parent-style-name="Standard">
      <style:text-properties officeooo:rsid="002601fb" officeooo:paragraph-rsid="002601fb"/>
    </style:style>
    <style:style style:name="P16" style:family="paragraph" style:parent-style-name="Standard">
      <style:text-properties officeooo:rsid="0025cc8f" officeooo:paragraph-rsid="0025cc8f"/>
    </style:style>
    <style:style style:name="P17" style:family="paragraph" style:parent-style-name="Standard">
      <style:text-properties officeooo:rsid="002d3ee6" officeooo:paragraph-rsid="002d3ee6"/>
    </style:style>
    <style:style style:name="P1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 style:font-size-complex="18pt"/>
    </style:style>
    <style:style style:name="P19"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Nastaliq Alpha2Plus" style:font-size-complex="18pt"/>
    </style:style>
    <style:style style:name="P20"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Nastaliq Alpha2Plus:hehk=1" style:font-size-complex="18pt"/>
    </style:style>
    <style:style style:name="P2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Nastaliq Alpha2Plus:hehk=0" style:font-size-complex="18pt"/>
    </style:style>
    <style:style style:name="P2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hedo=1" style:font-size-complex="18pt"/>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Nastaliq Alpha2Plus:cv78=2" style:font-size-complex="18pt"/>
    </style:style>
    <style:style style:name="P2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wdsp=1" style:font-size-complex="18pt"/>
    </style:style>
    <style:style style:name="P2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wdsp=0" style:font-size-complex="18pt"/>
    </style:style>
    <style:style style:name="P26"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wdsp=2" style:font-size-complex="18pt"/>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wdsp=3"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wdsp=4"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invs=1" style:font-size-complex="18pt"/>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agca=1"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agca=0"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Nastaliq Alpha2Plus:dbgf=1" style:font-size-complex="18pt"/>
    </style:style>
    <style:style style:name="P33" style:family="paragraph" style:parent-style-name="Table_20_Heading">
      <style:text-properties fo:font-weight="bold" style:font-weight-asian="bold" style:font-weight-complex="bold"/>
    </style:style>
    <style:style style:name="P34" style:family="paragraph" style:parent-style-name="Table_20_Heading">
      <style:text-properties fo:font-weight="bold" officeooo:rsid="0033318d" officeooo:paragraph-rsid="0033318d" style:font-weight-asian="bold" style:font-weight-complex="bold"/>
    </style:style>
    <style:style style:name="P35" style:family="paragraph" style:parent-style-name="Heading_20_2">
      <style:paragraph-properties fo:break-before="page"/>
    </style:style>
    <style:style style:name="P36"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Nastaliq Alpha2Plus" style:font-size-complex="18pt"/>
    </style:style>
    <style:style style:name="P37" style:family="paragraph" style:parent-style-name="Text_20_body" style:list-style-name="L2"/>
    <style:style style:name="P38" style:family="paragraph" style:parent-style-name="Text_20_body" style:list-style-name="L2">
      <style:paragraph-properties fo:margin-top="0in" fo:margin-bottom="0in" loext:contextual-spacing="false"/>
    </style:style>
    <style:style style:name="P39" style:family="paragraph" style:parent-style-name="Heading_20_1" style:master-page-name="Standard">
      <style:paragraph-properties style:page-number="auto"/>
      <style:text-properties officeooo:paragraph-rsid="002601fb"/>
    </style:style>
    <style:style style:name="P40" style:family="paragraph" style:parent-style-name="Standard" style:list-style-name="L1">
      <style:text-properties officeooo:rsid="00313eda" officeooo:paragraph-rsid="00313eda"/>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03178" style:font-name-complex="AwamiNastaliq Alpha2Plus:hehk=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1">Font Features for </text:span>Awami Nastaliq</text:h>
      <text:p text:style-name="P1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1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1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15">If you wish to apply two (or more) features, you can separate them with an “&amp;”. Thus, “<text:span text:style-name="T10">Awami Nastaliq:hehk=0</text:span>&amp;hedo=1” would apply the “Hook on medial heh-goal” feature plus the “Initial heh doachashmee” feature.</text:p>
      <text:p text:style-name="P1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1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1284357255515338016" text:style-name="L1">
        <text:list-item>
          <text:p text:style-name="P40">The “Word Spacing” feature does not yet work in current versions of Firefox. Firefox needs to be updated to the latest Graphite engine to support this feature.</text:p>
        </text:list-item>
        <text:list-item>
          <text:p text:style-name="P40">The “Show spaces for debugging” feature does not yet work as designed in either Firefox or LibreOffice. Both those applications need to be updated to the latest Graphite engine to support this feature.</text:p>
        </text:list-item>
      </text:list>
      <text:p text:style-name="P15"/>
      <text:p text:style-name="P15"/>
      <text:p text:style-name="P15"/>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21">بہب بۂب</text:p>
          </table:table-cell>
        </table:table-row>
        <table:table-row table:style-name="Table1.1">
          <table:covered-table-cell/>
          <table:table-cell table:style-name="Table1.A2" office:value-type="string">
            <text:p text:style-name="P2"/>
          </table:table-cell>
          <table:table-cell table:style-name="Table1.A2" office:value-type="string">
            <text:p text:style-name="P3"><text:span text:style-name="T1">1=</text:span>True (default)</text:p>
          </table:table-cell>
          <table:table-cell table:style-name="Table1.D2" office:value-type="string">
            <text:p text:style-name="P20">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18">ھا</text:p>
          </table:table-cell>
        </table:table-row>
        <table:table-row table:style-name="Table1.1">
          <table:covered-table-cell/>
          <table:table-cell table:style-name="Table1.A2" office:value-type="string">
            <text:p text:style-name="P2"/>
          </table: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22">ھا</text:p>
          </table:table-cell>
        </table:table-row>
        <table:table-row table:style-name="Table1.1">
          <table:table-cell table:style-name="Table1.A2" table:number-rows-spanned="2" office:value-type="string">
            <text:p text:style-name="P10">Sukun/Jazm</text:p>
            <text:p text:style-name="P9">(U+06<text:span text:style-name="T15">52</text:span>)</text:p>
          </table:table-cell>
          <table:table-cell table:style-name="Table1.A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19">بْ</text:p>
          </table:table-cell>
        </table:table-row>
        <table:table-row table:style-name="Table1.7">
          <table:covered-table-cell/>
          <table:table-cell table:style-name="Table1.A2" office:value-type="string">
            <text:p text:style-name="P2"/>
          </table:table-cell>
          <table:table-cell table:style-name="Table1.A2" office:value-type="string">
            <text:p text:style-name="P10"><text:span text:style-name="T8">2=</text:span>Open left</text:p>
            <text:p text:style-name="P11"><text:span text:style-name="T13">XeTeX: “Awami Nastaliq/GR:</text:span>Sukun/Jazm=Open left<text:span text:style-name="T13">”</text:span></text:p>
          </table:table-cell>
          <table:table-cell table:style-name="Table1.D2" office:value-type="string">
            <text:p text:style-name="P23">بْ</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ight</text:p>
          </table:table-cell>
          <table:table-cell table:style-name="Table1.D2" office:value-type="string">
            <text:p text:style-name="P25">میں بھی</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24">میں بھی</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26">میں بھی</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27">میں بھی</text:p>
          </table:table-cell>
        </table:table-row>
        <table:table-row table:style-name="Table1.1">
          <table:covered-table-cell/>
          <table:covered-table-cell/>
          <table:table-cell table:style-name="Table1.A2" office:value-type="string">
            <text:p text:style-name="P4"><text:span text:style-name="T3">4=</text:span>Extra Wide</text:p>
            <text:p text:style-name="P12">XeTeX: “Awami Nastaliq/GR:<text:span text:style-name="T14">Word spacing=</text:span>Extra Wide”</text:p>
          </table:table-cell>
          <table:table-cell table:style-name="Table1.D2" office:value-type="string">
            <text:p text:style-name="P28">میں بھی</text:p>
          </table:table-cell>
        </table:table-row>
        <table:table-row table:style-name="Table1.1">
          <table:table-cell table:style-name="Table1.A2" table:number-rows-spanned="3" office:value-type="string">
            <text:p text:style-name="P2">Collision avoidance</text:p>
          </table:table-cell>
          <table:table-cell table:style-name="Table1.A2" table:number-rows-spanned="3"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31">قِیلِیقِیہصُوبِئی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30">قِیلِیقِیہصُوبِئیں</text:p>
          </table:table-cell>
        </table:table-row>
        <table:table-row table:style-name="Table1.15">
          <table:covered-table-cell/>
          <table:covered-table-cell/>
          <table:table-cell table:style-name="Table1.A2" office:value-type="string">
            <text:p text:style-name="P2"><text:span text:style-name="T4">2=</text:span>On <text:span text:style-name="T6">(default)</text:span></text:p>
          </table:table-cell>
          <table:table-cell table:style-name="Table1.D2" office:value-type="string">
            <text:p text:style-name="P18">قِیلِیقِیہصُوبِئیں</text:p>
          </table:table-cell>
        </table:table-row>
        <text:soft-page-break/>
        <table:table-row table:style-name="Table1.1">
          <table:table-cell table:style-name="Table1.A2" table:number-rows-spanned="2" office:value-type="string">
            <text:p text:style-name="P2">Show spaces for debugging</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18">متن درج</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29">متن درج</text:p>
          </table:table-cell>
        </table:table-row>
        <table:table-row table:style-name="Table1.1">
          <table:table-cell table:style-name="Table1.A2" table:number-rows-spanned="2" office:value-type="string">
            <text:p text:style-name="P2">Gaf stroke</text:p>
          </table:table-cell>
          <table:table-cell table:style-name="Table1.A2" table:number-rows-spanned="2" office:value-type="string">
            <text:p text:style-name="P2">dbgf</text:p>
          </table:table-cell>
          <table:table-cell table:style-name="Table1.A2" office:value-type="string">
            <text:p text:style-name="P2">Composed</text:p>
          </table:table-cell>
          <table:table-cell table:style-name="Table1.D2" office:value-type="string">
            <text:p text:style-name="P18">گھن کھڻ</text:p>
          </table:table-cell>
        </table:table-row>
        <table:table-row table:style-name="Table1.1">
          <table:covered-table-cell/>
          <table:covered-table-cell/>
          <table:table-cell table:style-name="Table1.A2" office:value-type="string">
            <text:p text:style-name="P2">Decomposed</text:p>
          </table:table-cell>
          <table:table-cell table:style-name="Table1.D2" office:value-type="string">
            <text:p text:style-name="P32">گھن کھڻ</text:p>
          </table:table-cell>
        </table:table-row>
      </table:table>
      <text:p text:style-name="Standard"/>
      <text:p text:style-name="Heading_20_2"/>
      <text:p text:style-name="P35">End of Ayah and Subtending Marks</text:p>
      <text:p text:style-name="Text_20_body">This is not technically a feature, but we find it useful to demonstrate the use of these characters.</text:p>
      <text:p text:style-name="Text_20_body">Firefox allows you to use U+06DD followed by the digits and proper rendering occurs. Some applications require the following:</text:p>
      <text:list xml:id="list3097866256414297206" text:style-name="L2">
        <text:list-item>
          <text:p text:style-name="P38">precede the entire sequence (subtending mark plus following digits) with<text:line-break/>202D LEFT-TO-RIGHT OVERRIDE </text:p>
        </text:list-item>
        <text:list-item>
          <text:p text:style-name="P37">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34">Character</text:p>
            </table:table-cell>
            <table:table-cell table:style-name="Table2.A1" office:value-type="string">
              <text:p text:style-name="P33">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36"><text:span text:style-name="T19">ب </text:span>‭۝۱‬ <text:s/>‭۝۱۲‬ <text:s/>‭۝۱۲۳‬ <text:span text:style-name="T19"><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36"><text:span text:style-name="T19">ب </text:span>‭؀۱۲۳‬ ‭؀۱۲‬ ‭؀۱‬ <text:span text:style-name="T19">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36"><text:span text:style-name="T19">ب </text:span>‭؁۱۹۳۲‬ <text:span text:style-name="T19">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36"><text:span text:style-name="T19">ب </text:span>‭؂۱۲‬ ‭؂۱‬ <text:span text:style-name="T19">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36"><text:span text:style-name="T19">ب </text:span>‭؃۱۲۳‬ ‭؃۱۲‬ ‭؃۱‬ <text:span text:style-name="T19">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AwamiNastaliq Alpha2Plus" svg:font-family="'AwamiNastaliq Alpha2Plus'" style:font-pitch="variable"/>
    <style:font-face style:name="AwamiNastaliq Alpha2Plus:agca=0" svg:font-family="'AwamiNastaliq Alpha2Plus:agca=0'" style:font-pitch="variable"/>
    <style:font-face style:name="AwamiNastaliq Alpha2Plus:agca=1" svg:font-family="'AwamiNastaliq Alpha2Plus:agca=1'" style:font-pitch="variable"/>
    <style:font-face style:name="AwamiNastaliq Alpha2Plus:cv78=2" svg:font-family="'AwamiNastaliq Alpha2Plus:cv78=2'" style:font-pitch="variable"/>
    <style:font-face style:name="AwamiNastaliq Alpha2Plus:dbgf=1" svg:font-family="'AwamiNastaliq Alpha2Plus:dbgf=1'" style:font-pitch="variable"/>
    <style:font-face style:name="AwamiNastaliq Alpha2Plus:hedo=1" svg:font-family="'AwamiNastaliq Alpha2Plus:hedo=1'" style:font-pitch="variable"/>
    <style:font-face style:name="AwamiNastaliq Alpha2Plus:hehk=0" svg:font-family="'AwamiNastaliq Alpha2Plus:hehk=0'" style:font-pitch="variable"/>
    <style:font-face style:name="AwamiNastaliq Alpha2Plus:hehk=1" svg:font-family="'AwamiNastaliq Alpha2Plus:hehk=1'" style:font-pitch="variable"/>
    <style:font-face style:name="AwamiNastaliq Alpha2Plus:invs=1" svg:font-family="'AwamiNastaliq Alpha2Plus:invs=1'" style:font-pitch="variable"/>
    <style:font-face style:name="AwamiNastaliq Alpha2Plus:wdsp=0" svg:font-family="'AwamiNastaliq Alpha2Plus:wdsp=0'" style:font-pitch="variable"/>
    <style:font-face style:name="AwamiNastaliq Alpha2Plus:wdsp=1" svg:font-family="'AwamiNastaliq Alpha2Plus:wdsp=1'" style:font-pitch="variable"/>
    <style:font-face style:name="AwamiNastaliq Alpha2Plus:wdsp=2" svg:font-family="'AwamiNastaliq Alpha2Plus:wdsp=2'" style:font-pitch="variable"/>
    <style:font-face style:name="AwamiNastaliq Alpha2Plus:wdsp=3" svg:font-family="'AwamiNastaliq Alpha2Plus:wdsp=3'" style:font-pitch="variable"/>
    <style:font-face style:name="AwamiNastaliq Alpha2Plus:wdsp=4" svg:font-family="'AwamiNastaliq Alpha2Plus:wdsp=4'"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06-06T14:21:43.665999742" text:fixed="true">6-Jun-2016</text:date><text:tab/><text:tab/><text:tab/><text:tab/><text:tab/><text:tab/>Page <text:page-number text:select-page="current">6</text:page-number> of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39</meta:editing-cycles>
    <meta:creation-date>2016-04-26T15:05:00</meta:creation-date>
    <dc:date>2016-07-08T11:15:44.603000000</dc:date>
    <meta:editing-duration>PT2H55M56S</meta:editing-duration>
    <meta:generator>LibreOfficeDev/5.2.0.0.alpha1$Windows_X86_64 LibreOffice_project/902b28a39528b6c92602e9b521a1d0861be1caf9</meta:generator>
    <meta:document-statistic meta:table-count="2" meta:image-count="0" meta:object-count="0" meta:page-count="6" meta:paragraph-count="96" meta:word-count="658" meta:character-count="4094" meta:non-whitespace-character-count="3556"/>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